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lack-Lato" svg:font-family="Slack-Lato, appleLog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text-properties fo:color="#d4d4d4" style:font-name="Droid Sans Mono" fo:font-size="10.5pt" style:text-underline-style="solid" style:text-underline-width="auto" style:text-underline-color="font-color" fo:font-weight="normal" officeooo:rsid="001db61f" officeooo:paragraph-rsid="001a0923" fo:background-color="#1e1e1e"/>
    </style:style>
    <style:style style:name="P3" style:family="paragraph" style:parent-style-name="Standard">
      <style:text-properties fo:color="#9cdcfe" style:font-name="Droid Sans Mono" fo:font-size="10.5pt" style:text-underline-style="solid" style:text-underline-width="auto" style:text-underline-color="font-color" fo:font-weight="normal" officeooo:rsid="001db61f" officeooo:paragraph-rsid="001a0923"/>
    </style:style>
    <style:style style:name="P4" style:family="paragraph" style:parent-style-name="Standard">
      <style:paragraph-properties style:line-height-at-least="0.198in"/>
      <style:text-properties fo:color="#9cdcfe" style:font-name="Droid Sans Mono" fo:font-size="10.5pt" style:text-underline-style="solid" style:text-underline-width="auto" style:text-underline-color="font-color" fo:font-weight="normal" officeooo:rsid="001db61f"/>
    </style:style>
    <style:style style:name="P5" style:family="paragraph" style:parent-style-name="Standard">
      <style:paragraph-properties style:line-height-at-least="0.198in"/>
    </style:style>
    <style:style style:name="P6" style:family="paragraph" style:parent-style-name="Standard">
      <style:paragraph-properties style:line-height-at-least="0.198in"/>
      <style:text-properties fo:color="#000000" style:font-name="Droid Sans Mono" fo:font-size="10.5pt" style:text-underline-style="solid" style:text-underline-width="auto" style:text-underline-color="font-color" fo:font-weight="normal" officeooo:rsid="001db61f"/>
    </style:style>
    <style:style style:name="P7" style:family="paragraph" style:parent-style-name="Standard">
      <style:text-properties fo:color="#000000" style:font-name="Droid Sans Mono" fo:font-size="10.5pt" style:text-underline-style="solid" style:text-underline-width="auto" style:text-underline-color="font-color" fo:font-weight="normal" officeooo:rsid="00202adf" officeooo:paragraph-rsid="0023a990"/>
    </style:style>
    <style:style style:name="P8" style:family="paragraph" style:parent-style-name="Standard">
      <style:text-properties fo:color="#000000" style:font-name="Droid Sans Mono" fo:font-size="10.5pt" style:text-underline-style="solid" style:text-underline-width="auto" style:text-underline-color="font-color" fo:font-weight="normal" officeooo:rsid="00253949" officeooo:paragraph-rsid="00253949"/>
    </style:style>
    <style:style style:name="T1" style:family="text">
      <style:text-properties fo:color="#569cd6"/>
    </style:style>
    <style:style style:name="T2" style:family="text">
      <style:text-properties fo:color="#c586c0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dcdcaa"/>
    </style:style>
    <style:style style:name="T6" style:family="text">
      <style:text-properties fo:color="#b5cea8"/>
    </style:style>
    <style:style style:name="T7" style:family="text">
      <style:text-properties fo:color="#6a9955"/>
    </style:style>
    <style:style style:name="T8" style:family="text">
      <style:text-properties officeooo:rsid="00202adf"/>
    </style:style>
    <style:style style:name="T9" style:family="text">
      <style:text-properties officeooo:rsid="0023a990"/>
    </style:style>
    <style:style style:name="T10" style:family="text">
      <style:text-properties fo:font-variant="normal" fo:text-transform="none" fo:color="#1d1c1d" style:font-name="Slack-Lato" fo:font-size="11.25pt" fo:letter-spacing="normal" fo:font-style="normal"/>
    </style:style>
    <style:style style:name="T11" style:family="text">
      <style:text-properties fo:font-variant="normal" fo:text-transform="none" fo:color="#1d1c1d" style:font-name="Slack-Lato" fo:font-size="11.25pt" fo:letter-spacing="normal" fo:font-style="normal" officeooo:rsid="0023a990"/>
    </style:style>
    <style:style style:name="T12" style:family="text">
      <style:text-properties fo:font-variant="normal" fo:text-transform="none" fo:color="#1d1c1d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9">3 file:</text:span></text:p>
      <text:p text:style-name="P7"/>
      <text:p text:style-name="P7">+ajax.<text:span text:style-name="T9">js</text:span></text:p>
      <text:p text:style-name="P7"/>
      <text:p text:style-name="P7"><text:span text:style-name="T10">var $ = jQuery;</text:span><text:line-break/><text:span text:style-name="T10">jQuery(document).ready(function($) {</text:span><text:line-break/><text:span text:style-name="T10">let urlData = ajax_var.url;</text:span><text:line-break/><text:span text:style-name="T10">let blogPage = 2 ;</text:span><text:line-break/><text:span text:style-name="T10">$('#blog-load-more').click(function (e) {</text:span><text:line-break/><text:span text:style-name="T10">$.ajax({</text:span><text:line-break/><text:span text:style-name="T10">type: "post",</text:span><text:line-break/><text:span text:style-name="T10">url: urlData,</text:span><text:line-break/><text:span text:style-name="T10">data: {</text:span><text:line-break/><text:span text:style-name="T10">action: 'blog_Ajax',</text:span><text:line-break/><text:span text:style-name="T10">blogPage: blogPage,</text:span><text:line-break/><text:span text:style-name="T10">},</text:span><text:line-break/><text:span text:style-name="T10">success: function (response) {</text:span><text:line-break/><text:span text:style-name="T10">$('.blog-container').append(response);</text:span><text:line-break/><text:span text:style-name="T10">blogPage = blogPage + 1;</text:span><text:line-break/><text:span text:style-name="T10">}</text:span><text:line-break/><text:span text:style-name="T10">});</text:span><text:span text:style-name="T12"> </text:span><text:span text:style-name="T10">});</text:span><text:line-break/><text:span text:style-name="T10">});</text:span></text:p>
      <text:p text:style-name="P7"><text:span text:style-name="T10"/></text:p>
      <text:p text:style-name="P7"><text:span text:style-name="T10">+action-</text:span><text:span text:style-name="T11">hook.php</text:span></text:p>
      <text:p text:style-name="P7"><text:span text:style-name="T11"/></text:p>
      <text:p text:style-name="P7"><text:span text:style-name="T11">add_action('wp_ajax_blog_Ajax', 'blog_Ajax'); // wp_ajax_{ACTION HERE}<text:line-break/>add_action('wp_ajax_nopriv_blog_Ajax', 'blog_Ajax');<text:line-break/>function blog_Ajax(){<text:line-break/>$paged = $_POST['blogPage'];<text:line-break/>$paged = $paged + 1; $args = array(<text:line-break/>'post_type' =&gt; 'post',<text:line-break/>'orderby' =&gt; 'date',<text:line-break/>'order' =&gt; 'DESC',<text:line-break/>'posts_per_page' =&gt; 2,<text:line-break/>'paged' =&gt; $paged, );<text:line-break/>$posts = get_posts($args);<text:line-break/>foreach($posts as $item):<text:line-break/>get_post_article($item);<text:line-break/>endforeach;<text:line-break/>wp_reset_postdata(); $paged = $paged +1 ;<text:line-break/>$args = array(<text:line-break/>'post_type' =&gt; 'post',<text:line-break/>'orderby' =&gt; 'date',<text:line-break/>'order' =&gt; 'DESC',<text:line-break/>'posts_per_page' =&gt; 2,<text:line-break/>'paged' =&gt; $paged, );<text:line-break/>$posts1 = get_posts($args);<text:line-break/>if(empty($posts1)):<text:line-break/>?&gt;<text:line-break/>&lt;style&gt;<text:line-break/>.btn-load-more{<text:line-break/>display: none;<text:line-break/></text:span><text:soft-page-break/><text:span text:style-name="T11">}<text:line-break/>&lt;/style&gt;<text:line-break/>&lt;?php<text:line-break/>endif; exit;<text:line-break/>}</text:span></text:p>
      <text:p text:style-name="P7"><text:span text:style-name="T11"/></text:p>
      <text:p text:style-name="P7"><text:span text:style-name="T11"/></text:p>
      <text:p text:style-name="P8"><text:span text:style-name="T11">button ở </text:span><text:span text:style-name="T10">trang cần lòd more vs class or id như trên ajax.j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lack-Lato" svg:font-family="Slack-Lato, appleLog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3:33:29.413883420</meta:creation-date>
    <dc:date>2019-11-25T15:11:09.189345935</dc:date>
    <meta:editing-duration>PT2H18M53S</meta:editing-duration>
    <meta:editing-cycles>10</meta:editing-cycles>
    <meta:generator>LibreOffice/6.2.8.2$Linux_X86_64 LibreOffice_project/20$Build-2</meta:generator>
    <meta:document-statistic meta:table-count="0" meta:image-count="0" meta:object-count="0" meta:page-count="2" meta:paragraph-count="6" meta:word-count="145" meta:character-count="1124" meta:non-whitespace-character-count="985"/>
  </office:meta>
</office:document-meta>
</file>